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33329406528419650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42752587121613927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918978521571005787"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27182934652201018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07300993334253310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8958420321758395108"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20482676851232033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7465688639948681333"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598638" text:continue-list="list220482676851232033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64386825232930280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593841"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579884"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589473"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600138"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05748"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733824270087766661"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68614189669621124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8263337342941391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581967"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502487728038342233"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59842111313910959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728516956148720474" text:style-name="L15">
        <text:list-item>
          <text:list>
            <text:list-header>
              <text:p text:style-name="P187">1.5 miles averaging about 9:40/mile and rest 1 min</text:p>
            </text:list-header>
          </text:list>
        </text:list-item>
      </text:list>
      <text:p text:style-name="P25">1 mile in 8:26 and rest 2 min</text:p>
      <text:list xml:id="list165968103668729018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63044091609964618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03142"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4180343922981302360"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01196148110372151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19250114024267596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594419" text:continue-list="list9011961481103721515" text:style-name="L19">
        <text:list-item>
          <text:list>
            <text:list-header>
              <text:p text:style-name="P191">(Pace*HR)=1240</text:p>
            </text:list-header>
          </text:list>
        </text:list-item>
      </text:list>
      <text:list xml:id="list40598673" text:continue-list="list4180343922981302360" text:style-name="L18">
        <text:list-item>
          <text:list>
            <text:list-header>
              <text:p text:style-name="P190">2 miles at 10:46/mile Ave HR= 121 bpm and rest a few minutes</text:p>
            </text:list-header>
          </text:list>
        </text:list-item>
      </text:list>
      <text:list xml:id="list40601539" text:continue-list="list40594419"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58175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71397786324819614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90677679884643918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570062539849905287"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82957260255152344"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64247489745135773"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9083621893840511189"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584000"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57851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40169776394320178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24001678549958088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8665002144277288"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11185654116197843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95014715892915752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658162933715848197" text:style-name="L32">
        <text:list-item>
          <text:list>
            <text:list-header>
              <text:p text:style-name="P201">0.25 miles in 2:54</text:p>
              <text:p text:style-name="P201">1 mile in 9:21 going faster as I ran and ending at around 8:30 pace</text:p>
            </text:list-header>
          </text:list>
        </text:list-item>
      </text:list>
      <text:list xml:id="list335356956507509788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17892049618795400"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65955539011628236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903095868586779707"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53545483221998204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22814221694390896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67009660849668942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10"><text:span text:style-name="T3"/></text:p>
      <text:p text:style-name="P10"><text:span text:style-name="T3">Fri <text:s/>Nov 8, 2024 <text:s/></text:span>no running <text:s/>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10">During the past week: 11.96 miles running and 9.21 miles walking</text:p>
      <text:p text:style-name="P25"/>
      <text:p text:style-name="P25">20 or more cemetery loops:</text:p>
      <text:p text:style-name="P84"><text:tab/><text:tab/> <text:s text:c="3"/>min/mile</text:p>
      <text:p text:style-name="P25"><text:soft-page-break/><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2654249780497086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ext:soft-page-break/>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8T20:33:33.15</dc:date>
    <dc:creator>James Lombardi</dc:creator>
    <meta:editing-duration>P34DT18H30M22S</meta:editing-duration>
    <meta:editing-cycles>2428</meta:editing-cycles>
    <meta:generator>OpenOffice/4.1.2$Win32 OpenOffice.org_project/412m3$Build-9782</meta:generator>
    <meta:document-statistic meta:table-count="0" meta:image-count="9" meta:object-count="0" meta:page-count="240" meta:paragraph-count="7053" meta:word-count="75785" meta:character-count="387919"/>
  </office:meta>
</office:document-meta>
</file>